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Future Plans</text:p>
      <text:p text:style-name="Standard"><text:tab/>The teams short term goals include replacing some of the messy wiring with printed circuit boards (PCBs) as well as developing and refining basic wall identifying and positioning for the flight platform. Some PCBs have already been designed and are in the process of being implemented. The PCBs designed can be used for either flight platform.</text:p>
      <text:p text:style-name="Standard"><text:tab/>In terms of functionality the we intend to have wall identification and positioning of the flight platform in relation to the wall actualized by the end of 2011. Navigation and Obstacle avoidance are our next priority. <text:s/>There are also plans to implement computer vision using a wireless camera and the OpenCV librari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erial </meta:initial-creator>
    <meta:creation-date>2011-10-30T15:46:02</meta:creation-date>
    <meta:document-statistic meta:table-count="0" meta:image-count="0" meta:object-count="0" meta:page-count="1" meta:paragraph-count="3" meta:word-count="110" meta:character-count="676"/>
    <dc:date>2011-10-30T16:01:38</dc:date>
    <dc:creator>aerial </dc:creator>
    <meta:editing-duration>PT00H00M26S</meta:editing-duration>
    <meta:editing-cycles>1</meta:editing-cycles>
    <meta:generator>OpenOffice.org/3.2$Linux OpenOffice.org_project/320m12$Build-9483</meta:generator>
  </office:meta>
</office:document-meta>
</file>